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B7C9E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B7C9E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fo:background-color="#F0F0F0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n solid #000000" style:vertical-align="automatic" fo:background-color="#F0F0F0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0F0F0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3">
      <style:table-cell-properties fo:border="thin solid #000000" style:vertical-align="automatic" fo:background-color="#F0F0F0" style:repeat-content="false"/>
      <style:paragraph-properties fo:text-align="end" fo:margin-righ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automatic" fo:background-color="#B7C9E7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/>
    <style:style style:name="co1" style:family="table-column">
      <style:table-column-properties fo:break-before="auto" style:column-width="14.5520833333333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76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spanned="2" table:number-rows-spanned="1" table:style-name="ce10"/>
          <table:covered-table-cell/>
          <table:table-cell table:number-columns-repeated="16382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repeated="16382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repeated="16382"/>
        </table:table-row>
        <table:table-row table:style-name="ro1">
          <table:table-cell table:number-columns-spanned="2" table:number-rows-spanned="1" table:style-name="ce12"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3">
            <text:p> Municípios</text:p>
          </table:table-cell>
          <table:table-cell office:value-type="float" office:value="2021" table:style-name="ce2">
            <text:p>2021</text:p>
          </table:table-cell>
          <table:table-cell table:number-columns-repeated="16382"/>
        </table:table-row>
        <table:table-row table:style-name="ro1">
          <table:covered-table-cell/>
          <table:table-cell office:value-type="string" table:style-name="ce3">
            <text:p>Populaçã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otal</text:p>
          </table:table-cell>
          <table:table-cell office:value-type="float" office:value="9674793" table:style-name="ce5">
            <text:p>9.674.79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reu e Lima</text:p>
          </table:table-cell>
          <table:table-cell office:value-type="float" office:value="100698" table:style-name="ce7">
            <text:p>100.69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fogados da Ingazeira</text:p>
          </table:table-cell>
          <table:table-cell office:value-type="float" office:value="37546" table:style-name="ce9">
            <text:p>37.54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frânio</text:p>
          </table:table-cell>
          <table:table-cell office:value-type="float" office:value="19981" table:style-name="ce7">
            <text:p>19.98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grestina</text:p>
          </table:table-cell>
          <table:table-cell office:value-type="float" office:value="25240" table:style-name="ce9">
            <text:p>25.24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Água Preta</text:p>
          </table:table-cell>
          <table:table-cell office:value-type="float" office:value="37386" table:style-name="ce7">
            <text:p>37.38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Águas Belas</text:p>
          </table:table-cell>
          <table:table-cell office:value-type="float" office:value="43923" table:style-name="ce9">
            <text:p>43.92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lagoinha</text:p>
          </table:table-cell>
          <table:table-cell office:value-type="float" office:value="14798" table:style-name="ce7">
            <text:p>14.79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liança</text:p>
          </table:table-cell>
          <table:table-cell office:value-type="float" office:value="38408" table:style-name="ce9">
            <text:p>38.40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ltinho</text:p>
          </table:table-cell>
          <table:table-cell office:value-type="float" office:value="22996" table:style-name="ce7">
            <text:p>22.99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maraji</text:p>
          </table:table-cell>
          <table:table-cell office:value-type="float" office:value="22910" table:style-name="ce9">
            <text:p>22.9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ngelim</text:p>
          </table:table-cell>
          <table:table-cell office:value-type="float" office:value="11301" table:style-name="ce7">
            <text:p>11.30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raçoiaba</text:p>
          </table:table-cell>
          <table:table-cell office:value-type="float" office:value="20936" table:style-name="ce9">
            <text:p>20.93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aripina</text:p>
          </table:table-cell>
          <table:table-cell office:value-type="float" office:value="85301" table:style-name="ce7">
            <text:p>85.30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rcoverde</text:p>
          </table:table-cell>
          <table:table-cell office:value-type="float" office:value="75295" table:style-name="ce9">
            <text:p>75.29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arra de Guabiraba</text:p>
          </table:table-cell>
          <table:table-cell office:value-type="float" office:value="14632" table:style-name="ce7">
            <text:p>14.63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arreiros</text:p>
          </table:table-cell>
          <table:table-cell office:value-type="float" office:value="42866" table:style-name="ce9">
            <text:p>42.86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elém de Maria</text:p>
          </table:table-cell>
          <table:table-cell office:value-type="float" office:value="12169" table:style-name="ce7">
            <text:p>12.16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lém do São Francisco</text:p>
          </table:table-cell>
          <table:table-cell office:value-type="float" office:value="20730" table:style-name="ce9">
            <text:p>20.73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elo Jardim</text:p>
          </table:table-cell>
          <table:table-cell office:value-type="float" office:value="76930" table:style-name="ce7">
            <text:p>76.93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etânia</text:p>
          </table:table-cell>
          <table:table-cell office:value-type="float" office:value="12811" table:style-name="ce9">
            <text:p>12.81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ezerros</text:p>
          </table:table-cell>
          <table:table-cell office:value-type="float" office:value="60960" table:style-name="ce7">
            <text:p>60.96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odocó</text:p>
          </table:table-cell>
          <table:table-cell office:value-type="float" office:value="38605" table:style-name="ce9">
            <text:p>38.60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om Conselho</text:p>
          </table:table-cell>
          <table:table-cell office:value-type="float" office:value="48975" table:style-name="ce7">
            <text:p>48.97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om Jardim</text:p>
          </table:table-cell>
          <table:table-cell office:value-type="float" office:value="40038" table:style-name="ce9">
            <text:p>40.03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onito</text:p>
          </table:table-cell>
          <table:table-cell office:value-type="float" office:value="38101" table:style-name="ce7">
            <text:p>38.10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rejão</text:p>
          </table:table-cell>
          <table:table-cell office:value-type="float" office:value="8981" table:style-name="ce9">
            <text:p>8.98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rejinho</text:p>
          </table:table-cell>
          <table:table-cell office:value-type="float" office:value="7489" table:style-name="ce7">
            <text:p>7.48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rejo da Madre de Deus</text:p>
          </table:table-cell>
          <table:table-cell office:value-type="float" office:value="51696" table:style-name="ce9">
            <text:p>51.69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Buenos Aires</text:p>
          </table:table-cell>
          <table:table-cell office:value-type="float" office:value="13224" table:style-name="ce7">
            <text:p>13.22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uíque</text:p>
          </table:table-cell>
          <table:table-cell office:value-type="float" office:value="59448" table:style-name="ce9">
            <text:p>59.44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bo de Santo Agostinho</text:p>
          </table:table-cell>
          <table:table-cell office:value-type="float" office:value="210796" table:style-name="ce7">
            <text:p>210.79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brobó</text:p>
          </table:table-cell>
          <table:table-cell office:value-type="float" office:value="34778" table:style-name="ce9">
            <text:p>34.77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choeirinha</text:p>
          </table:table-cell>
          <table:table-cell office:value-type="float" office:value="20618" table:style-name="ce7">
            <text:p>20.61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etés</text:p>
          </table:table-cell>
          <table:table-cell office:value-type="float" office:value="29065" table:style-name="ce9">
            <text:p>29.06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lçado</text:p>
          </table:table-cell>
          <table:table-cell office:value-type="float" office:value="10983" table:style-name="ce7">
            <text:p>10.98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lumbi</text:p>
          </table:table-cell>
          <table:table-cell office:value-type="float" office:value="5744" table:style-name="ce9">
            <text:p>5.74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maragibe</text:p>
          </table:table-cell>
          <table:table-cell office:value-type="float" office:value="159945" table:style-name="ce7">
            <text:p>159.94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mocim de São Félix</text:p>
          </table:table-cell>
          <table:table-cell office:value-type="float" office:value="19032" table:style-name="ce9">
            <text:p>19.03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mutanga</text:p>
          </table:table-cell>
          <table:table-cell office:value-type="float" office:value="8592" table:style-name="ce7">
            <text:p>8.59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nhotinho</text:p>
          </table:table-cell>
          <table:table-cell office:value-type="float" office:value="24743" table:style-name="ce9">
            <text:p>24.74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poeiras</text:p>
          </table:table-cell>
          <table:table-cell office:value-type="float" office:value="20048" table:style-name="ce7">
            <text:p>20.04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rnaíba</text:p>
          </table:table-cell>
          <table:table-cell office:value-type="float" office:value="19666" table:style-name="ce9">
            <text:p>19.66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rnaubeira da Penha</text:p>
          </table:table-cell>
          <table:table-cell office:value-type="float" office:value="13117" table:style-name="ce7">
            <text:p>13.1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rpina</text:p>
          </table:table-cell>
          <table:table-cell office:value-type="float" office:value="85131" table:style-name="ce9">
            <text:p>85.13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ruaru</text:p>
          </table:table-cell>
          <table:table-cell office:value-type="float" office:value="369343" table:style-name="ce7">
            <text:p>369.34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asinhas</text:p>
          </table:table-cell>
          <table:table-cell office:value-type="float" office:value="14395" table:style-name="ce9">
            <text:p>14.39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atende</text:p>
          </table:table-cell>
          <table:table-cell office:value-type="float" office:value="43778" table:style-name="ce7">
            <text:p>43.77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edro</text:p>
          </table:table-cell>
          <table:table-cell office:value-type="float" office:value="11972" table:style-name="ce9">
            <text:p>11.97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hã de Alegria</text:p>
          </table:table-cell>
          <table:table-cell office:value-type="float" office:value="13641" table:style-name="ce7">
            <text:p>13.64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hã Grande</text:p>
          </table:table-cell>
          <table:table-cell office:value-type="float" office:value="21929" table:style-name="ce9">
            <text:p>21.92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do</text:p>
          </table:table-cell>
          <table:table-cell office:value-type="float" office:value="26755" table:style-name="ce7">
            <text:p>26.75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rrentes</text:p>
          </table:table-cell>
          <table:table-cell office:value-type="float" office:value="18327" table:style-name="ce9">
            <text:p>18.32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rtês</text:p>
          </table:table-cell>
          <table:table-cell office:value-type="float" office:value="12543" table:style-name="ce7">
            <text:p>12.54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umaru</text:p>
          </table:table-cell>
          <table:table-cell office:value-type="float" office:value="9494" table:style-name="ce9">
            <text:p>9.49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upira</text:p>
          </table:table-cell>
          <table:table-cell office:value-type="float" office:value="24237" table:style-name="ce7">
            <text:p>24.23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ustódia</text:p>
          </table:table-cell>
          <table:table-cell office:value-type="float" office:value="37633" table:style-name="ce9">
            <text:p>37.63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ormentes</text:p>
          </table:table-cell>
          <table:table-cell office:value-type="float" office:value="19246" table:style-name="ce7">
            <text:p>19.24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Escada</text:p>
          </table:table-cell>
          <table:table-cell office:value-type="float" office:value="69701" table:style-name="ce9">
            <text:p>69.70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xu</text:p>
          </table:table-cell>
          <table:table-cell office:value-type="float" office:value="31709" table:style-name="ce7">
            <text:p>31.70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eira Nova</text:p>
          </table:table-cell>
          <table:table-cell office:value-type="float" office:value="22360" table:style-name="ce9">
            <text:p>22.36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rnando de Noronha</text:p>
          </table:table-cell>
          <table:table-cell office:value-type="float" office:value="3140" table:style-name="ce7">
            <text:p>3.14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erreiros</text:p>
          </table:table-cell>
          <table:table-cell office:value-type="float" office:value="12216" table:style-name="ce9">
            <text:p>12.21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lores</text:p>
          </table:table-cell>
          <table:table-cell office:value-type="float" office:value="22612" table:style-name="ce7">
            <text:p>22.61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loresta</text:p>
          </table:table-cell>
          <table:table-cell office:value-type="float" office:value="33488" table:style-name="ce9">
            <text:p>33.48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rei Miguelinho</text:p>
          </table:table-cell>
          <table:table-cell office:value-type="float" office:value="15633" table:style-name="ce7">
            <text:p>15.63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ameleira</text:p>
          </table:table-cell>
          <table:table-cell office:value-type="float" office:value="31578" table:style-name="ce9">
            <text:p>31.57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aranhuns</text:p>
          </table:table-cell>
          <table:table-cell office:value-type="float" office:value="141347" table:style-name="ce7">
            <text:p>141.34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lória do Goitá</text:p>
          </table:table-cell>
          <table:table-cell office:value-type="float" office:value="30847" table:style-name="ce9">
            <text:p>30.84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oiana</text:p>
          </table:table-cell>
          <table:table-cell office:value-type="float" office:value="80345" table:style-name="ce7">
            <text:p>80.34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ranito</text:p>
          </table:table-cell>
          <table:table-cell office:value-type="float" office:value="7586" table:style-name="ce9">
            <text:p>7.58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avatá</text:p>
          </table:table-cell>
          <table:table-cell office:value-type="float" office:value="85309" table:style-name="ce7">
            <text:p>85.30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ati</text:p>
          </table:table-cell>
          <table:table-cell office:value-type="float" office:value="19284" table:style-name="ce9">
            <text:p>19.28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bimirim</text:p>
          </table:table-cell>
          <table:table-cell office:value-type="float" office:value="29585" table:style-name="ce7">
            <text:p>29.58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birajuba</text:p>
          </table:table-cell>
          <table:table-cell office:value-type="float" office:value="7773" table:style-name="ce9">
            <text:p>7.77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garassu</text:p>
          </table:table-cell>
          <table:table-cell office:value-type="float" office:value="119690" table:style-name="ce7">
            <text:p>119.69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guaracy</text:p>
          </table:table-cell>
          <table:table-cell office:value-type="float" office:value="12265" table:style-name="ce9">
            <text:p>12.26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ajá</text:p>
          </table:table-cell>
          <table:table-cell office:value-type="float" office:value="24034" table:style-name="ce7">
            <text:p>24.03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ngazeira</text:p>
          </table:table-cell>
          <table:table-cell office:value-type="float" office:value="4537" table:style-name="ce9">
            <text:p>4.53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pojuca</text:p>
          </table:table-cell>
          <table:table-cell office:value-type="float" office:value="99101" table:style-name="ce7">
            <text:p>99.10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pubi</text:p>
          </table:table-cell>
          <table:table-cell office:value-type="float" office:value="31515" table:style-name="ce9">
            <text:p>31.51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tacuruba</text:p>
          </table:table-cell>
          <table:table-cell office:value-type="float" office:value="5013" table:style-name="ce7">
            <text:p>5.01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taíba</text:p>
          </table:table-cell>
          <table:table-cell office:value-type="float" office:value="26268" table:style-name="ce9">
            <text:p>26.26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lha de Itamaracá</text:p>
          </table:table-cell>
          <table:table-cell office:value-type="float" office:value="27076" table:style-name="ce7">
            <text:p>27.07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també</text:p>
          </table:table-cell>
          <table:table-cell office:value-type="float" office:value="36495" table:style-name="ce9">
            <text:p>36.49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tapetim</text:p>
          </table:table-cell>
          <table:table-cell office:value-type="float" office:value="13492" table:style-name="ce7">
            <text:p>13.49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Itapissuma</text:p>
          </table:table-cell>
          <table:table-cell office:value-type="float" office:value="27144" table:style-name="ce9">
            <text:p>27.14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taquitinga</text:p>
          </table:table-cell>
          <table:table-cell office:value-type="float" office:value="17056" table:style-name="ce7">
            <text:p>17.05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aboatão dos Guararapes</text:p>
          </table:table-cell>
          <table:table-cell office:value-type="float" office:value="711330" table:style-name="ce9">
            <text:p>711.33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aqueira</text:p>
          </table:table-cell>
          <table:table-cell office:value-type="float" office:value="11632" table:style-name="ce7">
            <text:p>11.63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ataúba</text:p>
          </table:table-cell>
          <table:table-cell office:value-type="float" office:value="17305" table:style-name="ce9">
            <text:p>17.30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atobá</text:p>
          </table:table-cell>
          <table:table-cell office:value-type="float" office:value="14904" table:style-name="ce7">
            <text:p>14.90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oão Alfredo</text:p>
          </table:table-cell>
          <table:table-cell office:value-type="float" office:value="33570" table:style-name="ce9">
            <text:p>33.57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oaquim Nabuco</text:p>
          </table:table-cell>
          <table:table-cell office:value-type="float" office:value="15999" table:style-name="ce7">
            <text:p>15.99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ucati</text:p>
          </table:table-cell>
          <table:table-cell office:value-type="float" office:value="11545" table:style-name="ce9">
            <text:p>11.54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Jupi</text:p>
          </table:table-cell>
          <table:table-cell office:value-type="float" office:value="15007" table:style-name="ce7">
            <text:p>15.00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Jurema</text:p>
          </table:table-cell>
          <table:table-cell office:value-type="float" office:value="15483" table:style-name="ce9">
            <text:p>15.48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goa do Carro</text:p>
          </table:table-cell>
          <table:table-cell office:value-type="float" office:value="18429" table:style-name="ce7">
            <text:p>18.42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agoa de Itaenga</text:p>
          </table:table-cell>
          <table:table-cell office:value-type="float" office:value="21490" table:style-name="ce9">
            <text:p>21.49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goa do Ouro</text:p>
          </table:table-cell>
          <table:table-cell office:value-type="float" office:value="13300" table:style-name="ce7">
            <text:p>13.30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agoa dos Gatos</text:p>
          </table:table-cell>
          <table:table-cell office:value-type="float" office:value="16345" table:style-name="ce9">
            <text:p>16.34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goa Grande</text:p>
          </table:table-cell>
          <table:table-cell office:value-type="float" office:value="26090" table:style-name="ce7">
            <text:p>26.09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ajedo</text:p>
          </table:table-cell>
          <table:table-cell office:value-type="float" office:value="40883" table:style-name="ce9">
            <text:p>40.88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imoeiro</text:p>
          </table:table-cell>
          <table:table-cell office:value-type="float" office:value="56149" table:style-name="ce7">
            <text:p>56.14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caparana</text:p>
          </table:table-cell>
          <table:table-cell office:value-type="float" office:value="25565" table:style-name="ce9">
            <text:p>25.56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chados</text:p>
          </table:table-cell>
          <table:table-cell office:value-type="float" office:value="16549" table:style-name="ce7">
            <text:p>16.54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anari</text:p>
          </table:table-cell>
          <table:table-cell office:value-type="float" office:value="22110" table:style-name="ce9">
            <text:p>22.1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araial</text:p>
          </table:table-cell>
          <table:table-cell office:value-type="float" office:value="11098" table:style-name="ce7">
            <text:p>11.09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randiba</text:p>
          </table:table-cell>
          <table:table-cell office:value-type="float" office:value="15548" table:style-name="ce9">
            <text:p>15.54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reno</text:p>
          </table:table-cell>
          <table:table-cell office:value-type="float" office:value="63792" table:style-name="ce7">
            <text:p>63.79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azaré da Mata</text:p>
          </table:table-cell>
          <table:table-cell office:value-type="float" office:value="32673" table:style-name="ce9">
            <text:p>32.67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Olinda</text:p>
          </table:table-cell>
          <table:table-cell office:value-type="float" office:value="393734" table:style-name="ce7">
            <text:p>393.73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Orobó</text:p>
          </table:table-cell>
          <table:table-cell office:value-type="float" office:value="23985" table:style-name="ce9">
            <text:p>23.98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Orocó</text:p>
          </table:table-cell>
          <table:table-cell office:value-type="float" office:value="15309" table:style-name="ce7">
            <text:p>15.30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Ouricuri</text:p>
          </table:table-cell>
          <table:table-cell office:value-type="float" office:value="70466" table:style-name="ce9">
            <text:p>70.46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lmares</text:p>
          </table:table-cell>
          <table:table-cell office:value-type="float" office:value="63745" table:style-name="ce7">
            <text:p>63.74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lmeirina</text:p>
          </table:table-cell>
          <table:table-cell office:value-type="float" office:value="7509" table:style-name="ce9">
            <text:p>7.50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as</text:p>
          </table:table-cell>
          <table:table-cell office:value-type="float" office:value="26438" table:style-name="ce7">
            <text:p>26.43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ranatama</text:p>
          </table:table-cell>
          <table:table-cell office:value-type="float" office:value="11608" table:style-name="ce9">
            <text:p>11.60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rnamirim</text:p>
          </table:table-cell>
          <table:table-cell office:value-type="float" office:value="22198" table:style-name="ce7">
            <text:p>22.19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ssira</text:p>
          </table:table-cell>
          <table:table-cell office:value-type="float" office:value="28856" table:style-name="ce9">
            <text:p>28.85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udalho</text:p>
          </table:table-cell>
          <table:table-cell office:value-type="float" office:value="57346" table:style-name="ce7">
            <text:p>57.34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aulista</text:p>
          </table:table-cell>
          <table:table-cell office:value-type="float" office:value="336919" table:style-name="ce9">
            <text:p>336.9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dra</text:p>
          </table:table-cell>
          <table:table-cell office:value-type="float" office:value="22716" table:style-name="ce7">
            <text:p>22.71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esqueira</text:p>
          </table:table-cell>
          <table:table-cell office:value-type="float" office:value="68067" table:style-name="ce9">
            <text:p>68.06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trolândia</text:p>
          </table:table-cell>
          <table:table-cell office:value-type="float" office:value="37246" table:style-name="ce7">
            <text:p>37.24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etrolina</text:p>
          </table:table-cell>
          <table:table-cell office:value-type="float" office:value="359372" table:style-name="ce9">
            <text:p>359.37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oção</text:p>
          </table:table-cell>
          <table:table-cell office:value-type="float" office:value="11308" table:style-name="ce7">
            <text:p>11.30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15231" table:style-name="ce9">
            <text:p>15.23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Quipapá</text:p>
          </table:table-cell>
          <table:table-cell office:value-type="float" office:value="26309" table:style-name="ce7">
            <text:p>26.30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Quixaba</text:p>
          </table:table-cell>
          <table:table-cell office:value-type="float" office:value="6796" table:style-name="ce9">
            <text:p>6.79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ecife</text:p>
          </table:table-cell>
          <table:table-cell office:value-type="float" office:value="1661017" table:style-name="ce7">
            <text:p>1.661.0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iacho das Almas</text:p>
          </table:table-cell>
          <table:table-cell office:value-type="float" office:value="20744" table:style-name="ce9">
            <text:p>20.74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ibeirão</text:p>
          </table:table-cell>
          <table:table-cell office:value-type="float" office:value="47813" table:style-name="ce7">
            <text:p>47.81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io Formoso</text:p>
          </table:table-cell>
          <table:table-cell office:value-type="float" office:value="23719" table:style-name="ce9">
            <text:p>23.7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iré</text:p>
          </table:table-cell>
          <table:table-cell office:value-type="float" office:value="9600" table:style-name="ce7">
            <text:p>9.60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lgadinho</text:p>
          </table:table-cell>
          <table:table-cell office:value-type="float" office:value="11214" table:style-name="ce9">
            <text:p>11.21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lgueiro</text:p>
          </table:table-cell>
          <table:table-cell office:value-type="float" office:value="61561" table:style-name="ce7">
            <text:p>61.56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loá</text:p>
          </table:table-cell>
          <table:table-cell office:value-type="float" office:value="15880" table:style-name="ce9">
            <text:p>15.88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nharó</text:p>
          </table:table-cell>
          <table:table-cell office:value-type="float" office:value="27308" table:style-name="ce7">
            <text:p>27.30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nta Cruz</text:p>
          </table:table-cell>
          <table:table-cell office:value-type="float" office:value="15713" table:style-name="ce9">
            <text:p>15.71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nta Cruz da Baixa Verde</text:p>
          </table:table-cell>
          <table:table-cell office:value-type="float" office:value="12708" table:style-name="ce7">
            <text:p>12.70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nta Cruz do Capibaribe</text:p>
          </table:table-cell>
          <table:table-cell office:value-type="float" office:value="111812" table:style-name="ce9">
            <text:p>111.81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nta Filomena</text:p>
          </table:table-cell>
          <table:table-cell office:value-type="float" office:value="14645" table:style-name="ce7">
            <text:p>14.64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nta Maria da Boa Vista</text:p>
          </table:table-cell>
          <table:table-cell office:value-type="float" office:value="42266" table:style-name="ce9">
            <text:p>42.26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anta Maria do Cambucá</text:p>
          </table:table-cell>
          <table:table-cell office:value-type="float" office:value="14308" table:style-name="ce7">
            <text:p>14.30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anta Terezinha</text:p>
          </table:table-cell>
          <table:table-cell office:value-type="float" office:value="11914" table:style-name="ce9">
            <text:p>11.91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ão Benedito do Sul</text:p>
          </table:table-cell>
          <table:table-cell office:value-type="float" office:value="16239" table:style-name="ce7">
            <text:p>16.23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ão Bento do Una</text:p>
          </table:table-cell>
          <table:table-cell office:value-type="float" office:value="60567" table:style-name="ce9">
            <text:p>60.56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ão Caitano</text:p>
          </table:table-cell>
          <table:table-cell office:value-type="float" office:value="37488" table:style-name="ce7">
            <text:p>37.48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ão João</text:p>
          </table:table-cell>
          <table:table-cell office:value-type="float" office:value="23002" table:style-name="ce9">
            <text:p>23.00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ão Joaquim do Monte</text:p>
          </table:table-cell>
          <table:table-cell office:value-type="float" office:value="21439" table:style-name="ce7">
            <text:p>21.43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ão José da Coroa Grande</text:p>
          </table:table-cell>
          <table:table-cell office:value-type="float" office:value="21868" table:style-name="ce9">
            <text:p>21.86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ão José do Belmonte</text:p>
          </table:table-cell>
          <table:table-cell office:value-type="float" office:value="34082" table:style-name="ce7">
            <text:p>34.08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ão José do Egito</text:p>
          </table:table-cell>
          <table:table-cell office:value-type="float" office:value="34210" table:style-name="ce9">
            <text:p>34.21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ão Lourenço da Mata</text:p>
          </table:table-cell>
          <table:table-cell office:value-type="float" office:value="114910" table:style-name="ce7">
            <text:p>114.91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ão Vicente Ferrer</text:p>
          </table:table-cell>
          <table:table-cell office:value-type="float" office:value="18150" table:style-name="ce9">
            <text:p>18.15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rra Talhada</text:p>
          </table:table-cell>
          <table:table-cell office:value-type="float" office:value="87467" table:style-name="ce7">
            <text:p>87.46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errita</text:p>
          </table:table-cell>
          <table:table-cell office:value-type="float" office:value="19226" table:style-name="ce9">
            <text:p>19.22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rtânia</text:p>
          </table:table-cell>
          <table:table-cell office:value-type="float" office:value="36189" table:style-name="ce7">
            <text:p>36.18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irinhaém</text:p>
          </table:table-cell>
          <table:table-cell office:value-type="float" office:value="46845" table:style-name="ce9">
            <text:p>46.84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Moreilândia</text:p>
          </table:table-cell>
          <table:table-cell office:value-type="float" office:value="11269" table:style-name="ce7">
            <text:p>11.26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olidão</text:p>
          </table:table-cell>
          <table:table-cell office:value-type="float" office:value="6034" table:style-name="ce9">
            <text:p>6.03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urubim</text:p>
          </table:table-cell>
          <table:table-cell office:value-type="float" office:value="66192" table:style-name="ce7">
            <text:p>66.19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abira</text:p>
          </table:table-cell>
          <table:table-cell office:value-type="float" office:value="28860" table:style-name="ce9">
            <text:p>28.860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acaimbó</text:p>
          </table:table-cell>
          <table:table-cell office:value-type="float" office:value="12843" table:style-name="ce7">
            <text:p>12.84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acaratu</text:p>
          </table:table-cell>
          <table:table-cell office:value-type="float" office:value="26439" table:style-name="ce9">
            <text:p>26.43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amandaré</text:p>
          </table:table-cell>
          <table:table-cell office:value-type="float" office:value="23852" table:style-name="ce7">
            <text:p>23.85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aquaritinga do Norte</text:p>
          </table:table-cell>
          <table:table-cell office:value-type="float" office:value="29472" table:style-name="ce9">
            <text:p>29.47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erezinha</text:p>
          </table:table-cell>
          <table:table-cell office:value-type="float" office:value="7227" table:style-name="ce7">
            <text:p>7.22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erra Nova</text:p>
          </table:table-cell>
          <table:table-cell office:value-type="float" office:value="10314" table:style-name="ce9">
            <text:p>10.314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imbaúba</text:p>
          </table:table-cell>
          <table:table-cell office:value-type="float" office:value="52587" table:style-name="ce7">
            <text:p>52.58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oritama</text:p>
          </table:table-cell>
          <table:table-cell office:value-type="float" office:value="47088" table:style-name="ce9">
            <text:p>47.088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acunhaém</text:p>
          </table:table-cell>
          <table:table-cell office:value-type="float" office:value="13856" table:style-name="ce7">
            <text:p>13.85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rindade</text:p>
          </table:table-cell>
          <table:table-cell office:value-type="float" office:value="31103" table:style-name="ce9">
            <text:p>31.10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riunfo</text:p>
          </table:table-cell>
          <table:table-cell office:value-type="float" office:value="15232" table:style-name="ce7">
            <text:p>15.23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Tupanatinga</text:p>
          </table:table-cell>
          <table:table-cell office:value-type="float" office:value="27793" table:style-name="ce9">
            <text:p>27.793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Tuparetama</text:p>
          </table:table-cell>
          <table:table-cell office:value-type="float" office:value="8266" table:style-name="ce7">
            <text:p>8.26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enturosa</text:p>
          </table:table-cell>
          <table:table-cell office:value-type="float" office:value="18835" table:style-name="ce9">
            <text:p>18.83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erdejante</text:p>
          </table:table-cell>
          <table:table-cell office:value-type="float" office:value="9572" table:style-name="ce7">
            <text:p>9.57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ertente do Lério</text:p>
          </table:table-cell>
          <table:table-cell office:value-type="float" office:value="7526" table:style-name="ce9">
            <text:p>7.526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ertentes</text:p>
          </table:table-cell>
          <table:table-cell office:value-type="float" office:value="21172" table:style-name="ce7">
            <text:p>21.17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Vicência</text:p>
          </table:table-cell>
          <table:table-cell office:value-type="float" office:value="32897" table:style-name="ce9">
            <text:p>32.8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tória de Santo Antão</text:p>
          </table:table-cell>
          <table:table-cell office:value-type="float" office:value="140389" table:style-name="ce7">
            <text:p>140.38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Xexéu</text:p>
          </table:table-cell>
          <table:table-cell office:value-type="float" office:value="14789" table:style-name="ce9">
            <text:p>14.78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ombos - Agreste Central</text:p>
          </table:table-cell>
          <table:table-cell office:value-type="float" office:value="27204" table:style-name="ce7">
            <text:p>27.204</text:p>
          </table:table-cell>
          <table:table-cell table:number-columns-repeated="16382"/>
        </table:table-row>
        <table:table-row table:style-name="ro1">
          <table:table-cell table:number-columns-spanned="2" table:number-rows-spanned="1" table:style-name="ce14"/>
          <table:covered-table-cell/>
          <table:table-cell table:number-columns-repeated="16382"/>
        </table:table-row>
        <table:table-row table:style-name="ro2">
          <table:table-cell table:number-columns-spanned="2" table:number-rows-spanned="1" table:style-name="ce15"/>
          <table:covered-table-cell/>
          <table:table-cell table:number-columns-repeated="16382"/>
        </table:table-row>
        <table:table-row table:style-name="ro3">
          <table:table-cell table:number-columns-spanned="2" table:number-rows-spanned="1" table:style-name="ce16"/>
          <table:covered-table-cell/>
          <table:table-cell table:number-columns-repeated="16382"/>
        </table:table-row>
        <table:table-row table:number-rows-repeated="104838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_50_0_37__32_-_32__202_nfase1" style:display-name="20% - Ênfase1" style:family="table-cell" style:data-style-name="N0">
      <style:table-cell-properties fo:background-color="#DDEBF7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9E1F2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DD7EE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4C6E7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9BC2E6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F4B084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9C9C9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FFD966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8EA9DB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A9D08E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5B9BD5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4472C4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table-centering="none" style:print="objects charts drawings"/>
      <style:header-style>
        <style:header-footer-properties fo:min-height="0.4921259845in" fo:margin-left="0.787401575in" fo:margin-right="0.787401575in" fo:margin-bottom="0in"/>
      </style:header-style>
      <style:footer-style>
        <style:header-footer-properties fo:min-height="0.4921259845in" fo:margin-left="0.787401575in" fo:margin-right="0.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meta:initial-creator>Eugenio</meta:initial-creator>
    <dc:creator>Eugenio</dc:creator>
    <meta:creation-date>2024-03-06T01:58:00Z</meta:creation-date>
    <dc:date>2024-03-06T02:09:25Z</dc:date>
  </office:meta>
</office:document-meta>
</file>